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gerClient.getInputStream( boolean long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gerClient.query( boolean longOutput , String us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ngerClient.query( boolean long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gerClient.getInputStream( boolean longOutput ,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ngerClient.Finger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